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none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/>
    </style:style>
    <style:style style:name="P6" style:family="paragraph" style:parent-style-name="Standard" style:list-style-name="L2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P-PRJ-FHL<text:tab/><text:tab/><text:tab/><text:tab/><text:tab/><text:tab/><text:tab/><text:tab/><text:tab/><text:tab/><text:tab/>30.Sep.2013</text:p>
      <text:p text:style-name="P1"/>
      <text:p text:style-name="P3"/>
      <text:p text:style-name="P3"/>
      <text:p text:style-name="P3"/>
      <text:p text:style-name="P2">Vorabmeeting</text:p>
      <text:p text:style-name="P3"/>
      <text:list xml:id="list19418692541" text:style-name="L1">
        <text:list-item>
          <text:p text:style-name="P5">Zentrales Git-Repository auf Github (https://github.com/xenobyte/INF-PRO-FHL)</text:p>
        </text:list-item>
        <text:list-item>
          <text:p text:style-name="P5">Tagesziel: “Brainwave-Hello-World-Programm”</text:p>
        </text:list-item>
        <text:list-item>
          <text:p text:style-name="P5">Einarbeitung in EEG-Signale (evtl. poplulär-wissenschaftliches Paper?)</text:p>
        </text:list-item>
        <text:list-item>
          <text:p text:style-name="P5">Zugriff auf die Rohdaten des Epoc.</text:p>
        </text:list-item>
        <text:list-item>
          <text:p text:style-name="P5">Wöchentliches Kurzmeeting mit Reflektion zu Beginn. </text:p>
        </text:list-item>
        <text:list-item>
          <text:p text:style-name="P5">Letzten 45 Minuten der Projektzeit zum Wissensaustausch nutzen.</text:p>
        </text:list-item>
        <text:list-item>
          <text:p text:style-name="P5">Vorschlag des Professors: MATLAB bzw. GNU Octave <text:s/>/ Python Numpy od. Scipy Kenntnisse zur Signalanalyse sinnvoll!</text:p>
        </text:list-item>
        <text:list-item>
          <text:p text:style-name="P5">Professor stellt weiteren Computer zur Verfügung (damit insgesamt 3)</text:p>
        </text:list-item>
      </text:list>
      <text:p text:style-name="P4"/>
      <text:p text:style-name="P4"/>
      <text:p text:style-name="P2">Resultate</text:p>
      <text:p text:style-name="P2"/>
      <text:list xml:id="list685848727" text:style-name="L2">
        <text:list-item>
          <text:p text:style-name="P6">Interface BCI – OSC – Pol</text:p>
        </text:list-item>
        <text:list-item>
          <text:p text:style-name="P7">Open Source SDK <text:s/>für uns nutzbar? (Download und Doku)</text:p>
        </text:list-item>
        <text:list-item>
          <text:p text:style-name="P6">Emo-Key → Keyboard</text:p>
        </text:list-item>
        <text:list-item>
          <text:p text:style-name="P6">Emo-Logger → API-Erforschung</text:p>
        </text:list-item>
        <text:list-item>
          <text:p text:style-name="P7">Alpha, Beta.... Wellen beobachten → Was können wir derzeit sehen?</text:p>
        </text:list-item>
        <text:list-item>
          <text:p text:style-name="P6">EEG-Rohdaten ↔ API Kommunikation möglich!</text:p>
        </text:list-item>
      </text:list>
      <text:p text:style-name="P4"/>
      <text:p text:style-name="P4"/>
      <text:p text:style-name="P2">Themenspeicher</text:p>
      <text:p text:style-name="P2"/>
      <text:p text:style-name="P4">- Neuro-Feedbac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08:23:18</meta:creation-date>
    <dc:date>2013-10-10T08:54:14</dc:date>
    <meta:editing-duration>PT5H22M29S</meta:editing-duration>
    <meta:editing-cycles>21</meta:editing-cycles>
    <meta:generator>LibreOffice/3.5$Linux_X86_64 LibreOffice_project/350m1$Build-2</meta:generator>
    <meta:document-statistic meta:table-count="0" meta:image-count="0" meta:object-count="0" meta:page-count="1" meta:paragraph-count="19" meta:word-count="115" meta:character-count="847" meta:non-whitespace-character-count="752"/>
  </office:meta>
</office:document-meta>
</file>